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y 3</text:p>
      <text:p text:style-name="Standard">06/10/11</text:p>
      <text:p text:style-name="Standard"/>
      <text:p text:style-name="Standard">EMACS:</text:p>
      <text:p text:style-name="Standard">M-g M-g 85 ← jumps to line 85</text:p>
      <text:p text:style-name="Standard">C-x C-= ← gives you ASCii</text:p>
      <text:p text:style-name="Standard">M-x doctor</text:p>
      <text:p text:style-name="Standard"/>
      <text:p text:style-name="Standard">Command-Line:</text:p>
      <text:p text:style-name="Standard"/>
      <text:p text:style-name="Standard">python ___.py myfile.txt &gt;output.txt <text:s/>← anything that would be printed to the screen are written to the output.txt</text:p>
      <text:p text:style-name="Standard"/>
      <text:p text:style-name="Standard">python ___.py myfile.txt <text:s/>&lt; input.txt <text:s/>← input.txt contains the inputs for the raw_input</text:p>
      <text:p text:style-name="Standard"/>
      <text:p text:style-name="Standard">piping:</text:p>
      <text:p text:style-name="Standard"/>
      <text:p text:style-name="Standard">du * | sort -n</text:p>
      <text:p text:style-name="Standard">ls -al | sort -n ← treats it numerically</text:p>
      <text:p text:style-name="Standard">ls -al | sort -k 5 -n</text:p>
      <text:p text:style-name="Standard"/>
      <text:p text:style-name="Standard">Strings:</text:p>
      <text:p text:style-name="Standard">import string</text:p>
      <text:p text:style-name="Standard">string.lowercase</text:p>
      <text:p text:style-name="Standard">string.uppercase</text:p>
      <text:p text:style-name="Standard">string.punctuation</text:p>
      <text:p text:style-name="Standard">string.hexdigets</text:p>
      <text:p text:style-name="Standard"/>
      <text:p text:style-name="Standard">'a' in string.lowercase + string.uppercase</text:p>
      <text:p text:style-name="Standard">True</text:p>
      <text:p text:style-name="Standard"/>
      <text:p text:style-name="Standard">isalpha()</text:p>
      <text:p text:style-name="Standard"/>
      <text:p text:style-name="Standard">print s.find(“lucky”)</text:p>
      <text:p text:style-name="Standard"/>
      <text:p text:style-name="Standard">print string.join(tokens, “,”)</text:p>
      <text:p text:style-name="Standard"/>
      <text:p text:style-name="Standard">s.strip() ← take off whitespace</text:p>
      <text:p text:style-name="Standard"/>
      <text:p text:style-name="Standard"/>
      <text:p text:style-name="Standard">OS module:</text:p>
      <text:p text:style-name="Standard"/>
      <text:p text:style-name="Standard">import os</text:p>
      <text:p text:style-name="Standard"/>
      <text:p text:style-name="Standard">print os.getcwd()</text:p>
      <text:p text:style-name="Standard"/>
      <text:p text:style-name="Standard">os.chdir(“/home/stephen/Documents”)</text:p>
      <text:p text:style-name="Standard"/>
      <text:p text:style-name="Standard">os.listdir(“Documents”)</text:p>
      <text:p text:style-name="Standard"><text:soft-page-break/>os.mkdir(“NewFolder”)</text:p>
      <text:p text:style-name="Standard"/>
      <text:p text:style-name="Standard">my_path = “Documents” + os.sep + “2011” + os.sep + “App Design”</text:p>
      <text:p text:style-name="Standard"/>
      <text:p text:style-name="Standard">random_bytes = os.urandom(10) ← gives 10 random bytes</text:p>
      <text:p text:style-name="Standard"/>
      <text:p text:style-name="Standard"/>
      <text:p text:style-name="Standard">import os.path</text:p>
      <text:p text:style-name="Standard">if os.path.exists(filename):</text:p>
      <text:p text:style-name="Standard"/>
      <text:p text:style-name="Standard"/>
      <text:p text:style-name="Standard">contents = os.listdir('.')</text:p>
      <text:p text:style-name="Standard"/>
      <text:p text:style-name="Standard">for item in contents:</text:p>
      <text:p text:style-name="Standard"><text:tab/>if os.path.isdir(item):</text:p>
      <text:p text:style-name="Standard"><text:tab/></text:p>
      <text:p text:style-name="Standard">path, last_dir = my_path.split()</text:p>
      <text:p text:style-name="Standard"/>
      <text:p text:style-name="Standard">ab_path = os.path.abspath(“Documents”)</text:p>
      <text:p text:style-name="Standard"/>
      <text:p text:style-name="Standard">#TODO:2011-10-04:swilson: deal with hedge case</text:p>
      <text:p text:style-name="Standard"/>
      <text:p text:style-name="Standard">grep -R TODO: myfile.py |sort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</meta:initial-creator>
    <meta:creation-date>2011-10-06T09:33:38</meta:creation-date>
    <dc:date>2011-10-06T11:28:25</dc:date>
    <dc:creator>Stephen </dc:creator>
    <meta:editing-duration>PT1H54M49S</meta:editing-duration>
    <meta:editing-cycles>12</meta:editing-cycles>
    <meta:generator>LibreOffice/3.3$Linux LibreOffice_project/330m19$Build-301</meta:generator>
    <meta:document-statistic meta:table-count="0" meta:image-count="0" meta:object-count="0" meta:page-count="2" meta:paragraph-count="43" meta:word-count="161" meta:character-count="1094"/>
  </office:meta>
</office:document-meta>
</file>